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251cf5" style:font-size-asian="14pt" style:font-size-complex="14pt"/>
    </style:style>
    <style:style style:name="P6" style:family="paragraph" style:parent-style-name="Standard">
      <style:text-properties fo:font-size="14pt" officeooo:paragraph-rsid="012ab6a8"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1251cf5"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paragraph-rsid="012ab6a8" style:font-size-asian="20pt" style:font-weight-asian="bold" style:font-size-complex="20pt" style:font-weight-complex="bold"/>
    </style:style>
    <style:style style:name="P11" style:family="paragraph" style:parent-style-name="Standard">
      <style:text-properties style:font-name="Liberation Serif" fo:font-size="14pt" style:text-underline-style="none" fo:font-weight="normal" officeooo:rsid="01070e4d" officeooo:paragraph-rsid="0123bca3"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normal" officeooo:rsid="0123bca3" officeooo:paragraph-rsid="0123bca3" style:font-size-asian="14pt" style:font-weight-asian="normal" style:font-size-complex="14pt" style:font-weight-complex="normal"/>
    </style:style>
    <style:style style:name="P13" style:family="paragraph" style:parent-style-name="Standard">
      <style:text-properties style:font-name="Liberation Serif" fo:font-size="14pt" style:text-underline-style="none" fo:font-weight="normal" officeooo:rsid="01251cf5" officeooo:paragraph-rsid="01251cf5" style:font-size-asian="14pt" style:font-weight-asian="normal" style:font-size-complex="14pt" style:font-weight-complex="normal"/>
    </style:style>
    <style:style style:name="P14" style:family="paragraph" style:parent-style-name="Standard">
      <style:text-properties style:text-position="0% 100%" style:font-name="Liberation Serif" fo:font-size="14pt" style:text-underline-style="none" fo:font-weight="normal" officeooo:rsid="01268817" officeooo:paragraph-rsid="01268817" style:font-size-asian="14pt" style:font-weight-asian="normal" style:font-size-complex="14pt" style:font-weight-complex="normal"/>
    </style:style>
    <style:style style:name="P15" style:family="paragraph" style:parent-style-name="Standard">
      <style:text-properties style:text-position="0% 100%" style:font-name="Liberation Serif" fo:font-size="14pt" style:text-underline-style="none" fo:font-weight="normal" officeooo:rsid="01288273" officeooo:paragraph-rsid="01288273" style:font-size-asian="14pt" style:font-weight-asian="normal" style:font-size-complex="14pt" style:font-weight-complex="normal"/>
    </style:style>
    <style:style style:name="P16" style:family="paragraph" style:parent-style-name="Standard">
      <style:text-properties style:text-position="0% 100%" style:font-name="Liberation Serif" fo:font-size="14pt" style:text-underline-style="none" fo:font-weight="normal" officeooo:rsid="01288273" officeooo:paragraph-rsid="01268817" style:font-size-asian="14pt" style:font-weight-asian="normal" style:font-size-complex="14pt" style:font-weight-complex="normal"/>
    </style:style>
    <style:style style:name="P17" style:family="paragraph" style:parent-style-name="Standard">
      <style:text-properties style:text-position="0% 100%" style:font-name="Liberation Serif" fo:font-size="14pt" style:text-underline-style="none" fo:font-weight="normal" officeooo:rsid="012a3219" officeooo:paragraph-rsid="012a3219" style:font-size-asian="14pt" style:font-weight-asian="normal" style:font-size-complex="14pt" style:font-weight-complex="normal"/>
    </style:style>
    <style:style style:name="P18" style:family="paragraph" style:parent-style-name="Standard">
      <style:text-properties style:text-position="0% 100%" style:font-name="Liberation Serif" fo:font-size="14pt" style:text-underline-style="none" fo:font-weight="normal" officeooo:rsid="012ab6a8" officeooo:paragraph-rsid="012ab6a8" style:font-size-asian="14pt" style:font-weight-asian="normal" style:font-size-complex="14pt" style:font-weight-complex="normal"/>
    </style:style>
    <style:style style:name="P19" style:family="paragraph" style:parent-style-name="Standard">
      <style:text-properties style:text-position="0% 100%" style:font-name="Liberation Serif" fo:font-size="14pt" style:text-underline-style="none" fo:font-weight="bold" officeooo:rsid="012a3219" officeooo:paragraph-rsid="012a3219" style:font-size-asian="14pt" style:font-weight-asian="bold" style:font-size-complex="14pt" style:font-weight-complex="bold"/>
    </style:style>
    <style:style style:name="P20" style:family="paragraph" style:parent-style-name="Standard">
      <style:text-properties style:text-position="0% 100%" style:font-name="Liberation Serif" fo:font-size="14pt" style:text-underline-style="none" fo:font-weight="bold" officeooo:rsid="01288273" officeooo:paragraph-rsid="01268817" style:font-size-asian="14pt" style:font-weight-asian="bold" style:font-size-complex="14pt" style:font-weight-complex="bold"/>
    </style:style>
    <style:style style:name="P21" style:family="paragraph" style:parent-style-name="Standard" style:list-style-name="L1">
      <style:text-properties style:font-name="Liberation Serif" fo:font-size="14pt" style:text-underline-style="none" fo:font-weight="normal" officeooo:rsid="01251cf5" officeooo:paragraph-rsid="01251cf5" style:font-size-asian="14pt" style:font-weight-asian="normal" style:font-size-complex="14pt" style:font-weight-complex="normal"/>
    </style:style>
    <style:style style:name="P22" style:family="paragraph" style:parent-style-name="Standard" style:list-style-name="L1">
      <style:text-properties style:font-name="Liberation Serif" fo:font-size="14pt" style:text-underline-style="none" fo:font-weight="normal" officeooo:rsid="01251cf5" officeooo:paragraph-rsid="01268817" style:font-size-asian="14pt" style:font-weight-asian="normal" style:font-size-complex="14pt" style:font-weight-complex="normal"/>
    </style:style>
    <style:style style:name="P23" style:family="paragraph" style:parent-style-name="Standard" style:list-style-name="L1">
      <style:text-properties style:font-name="Liberation Serif" fo:font-size="14pt" style:text-underline-style="none" fo:font-weight="normal" officeooo:rsid="01257b6a" officeooo:paragraph-rsid="01257b6a" style:font-size-asian="14pt" style:font-weight-asian="normal" style:font-size-complex="14pt" style:font-weight-complex="normal"/>
    </style:style>
    <style:style style:name="P24" style:family="paragraph" style:parent-style-name="Standard" style:list-style-name="L1">
      <style:text-properties style:font-name="Liberation Serif" fo:font-size="14pt" style:text-underline-style="none" fo:font-weight="normal" officeooo:rsid="0123bca3" officeooo:paragraph-rsid="0123bca3" style:font-size-asian="14pt" style:font-weight-asian="normal" style:font-size-complex="14pt" style:font-weight-complex="normal"/>
    </style:style>
    <style:style style:name="P25" style:family="paragraph" style:parent-style-name="Standard">
      <style:text-properties style:text-position="0% 100%" style:font-name="Liberation Serif" fo:font-size="14pt" style:text-underline-style="none" fo:font-weight="normal" officeooo:rsid="012d912e" officeooo:paragraph-rsid="012ab6a8" style:font-size-asian="14pt" style:font-weight-asian="normal" style:font-size-complex="14pt" style:font-weight-complex="normal"/>
    </style:style>
    <style:style style:name="P26" style:family="paragraph" style:parent-style-name="Standard">
      <style:text-properties style:text-position="0% 100%" style:font-name="Liberation Serif" fo:font-size="14pt" style:text-underline-style="none" fo:font-weight="normal" officeooo:rsid="012ece50" officeooo:paragraph-rsid="012ece50" style:font-size-asian="14pt" style:font-weight-asian="normal" style:font-size-complex="14pt" style:font-weight-complex="normal"/>
    </style:style>
    <style:style style:name="P27" style:family="paragraph" style:parent-style-name="Standard">
      <style:text-properties style:text-position="0% 100%" style:font-name="Liberation Serif" fo:font-size="14pt" style:text-underline-style="none" fo:font-weight="normal" officeooo:rsid="01301af5" officeooo:paragraph-rsid="01301af5" style:font-size-asian="14pt" style:font-weight-asian="normal" style:font-size-complex="14pt" style:font-weight-complex="normal"/>
    </style:style>
    <style:style style:name="T1" style:family="text">
      <style:text-properties officeooo:rsid="0091e28d"/>
    </style:style>
    <style:style style:name="T2" style:family="text">
      <style:text-properties officeooo:rsid="00f6a5c3"/>
    </style:style>
    <style:style style:name="T3" style:family="text">
      <style:text-properties officeooo:rsid="0123bca3"/>
    </style:style>
    <style:style style:name="T4" style:family="text">
      <style:text-properties officeooo:rsid="01251cf5"/>
    </style:style>
    <style:style style:name="T5" style:family="text">
      <style:text-properties officeooo:rsid="01257b6a"/>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12a3219"/>
    </style:style>
    <style:style style:name="T8" style:family="text">
      <style:text-properties officeooo:rsid="012ab6a8"/>
    </style:style>
    <style:style style:name="T9" style:family="text">
      <style:text-properties officeooo:rsid="012c1b42"/>
    </style:style>
    <style:style style:name="T10" style:family="text">
      <style:text-properties officeooo:rsid="01301af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Slab</text:span>.</text:p>
      <text:p text:style-name="P1">Richard Parker <text:span text:style-name="T3">28.11</text:span>.201<text:span text:style-name="T1">7</text:span></text:p>
      <text:p text:style-name="P7"/>
      <text:p text:style-name="P8">Section 1 – Introduction</text:p>
      <text:p text:style-name="P4"/>
      <text:p text:style-name="P12">This document describes the new, <text:span text:style-name="T4">partly </text:span>recursive approach to slab echelize.<text:span text:style-name="T4"> <text:s/>The current version suffers from the following problems.</text:span></text:p>
      <text:p text:style-name="P12"/>
      <text:list xml:id="list3083366629322053596" text:style-name="L1">
        <text:list-item>
          <text:p text:style-name="P21">The "proggies" need the echlize to consist of several consecutive calls so that the early release of some of the MOJs can increase concurrency.</text:p>
        </text:list-item>
        <text:list-item>
          <text:p text:style-name="P21">It should be possible to produce echelon form without computing the transformation matrix.</text:p>
        </text:list-item>
        <text:list-item>
          <text:p text:style-name="P23">It should also be possible to avoid the back-cleaning if it is not required.</text:p>
        </text:list-item>
        <text:list-item>
          <text:p text:style-name="P21">The routines should certainly not be impeded by sparsity thrust upon us, and ideally should achieve sparsity as well.<text:span text:style-name="T5"> <text:s/>Matrices born with sparsity, however, will require different subroutines.</text:span></text:p>
        </text:list-item>
        <text:list-item>
          <text:p text:style-name="P24">The size routines SLSizeC and SLSizerR are currently too pessimistic. <text:s/>Exact maximum sizes should be computed. <text:s/>SLSizeM and SLSize are correct already.</text:p>
        </text:list-item>
        <text:list-item>
          <text:p text:style-name="P24">T<text:span text:style-name="T4">here is no Slab Mulitply-and-add routine at the moment. <text:s/>It needs to be thought through.</text:span></text:p>
        </text:list-item>
        <text:list-item>
          <text:p text:style-name="P21">SLMul (and Mad if it exists) need to use Dfmt when the dimensions are small enough to warrant it.</text:p>
        </text:list-item>
        <text:list-item>
          <text:p text:style-name="P21">The Slab echelize routine needs to be recursive. <text:s/>It seems to be muddled as to when it can destroy its input and when it can't.</text:p>
        </text:list-item>
        <text:list-item>
          <text:p text:style-name="P22">The Slab echelize routine needs to compute the determinant correctly.</text:p>
        </text:list-item>
        <text:list-item>
          <text:p text:style-name="P22">The "Tower" and "Rip-Off" chopping recursive strategies need to be implemented to utilize the HPMI more in slab echlize.</text:p>
        </text:list-item>
      </text:list>
      <text:p text:style-name="P11"/>
      <text:p text:style-name="P13">As far as I can see, the "transpose" functionality is OK. <text:s/>I'm not sure that slab.c is the right place for the nitty-gritty Dfmt transposing for small fields, but it'll do for now.</text:p>
      <text:p text:style-name="P13"/>
      <text:p text:style-name="P9">Section <text:span text:style-name="T4">2</text:span> – <text:span text:style-name="T4">Early Release.</text:span></text:p>
      <text:p text:style-name="P5"/>
      <text:p text:style-name="P15">The principle underlying the concept of "Early Release" is that the echelization can be broken down into the following steps. <text:s/>At this stage, I am assuming that we are doing a full echelization, though it seems clear that the structure has relevance to the various other cases where some of the outputs are not required. <text:s/>We must examine this structure in the light of the <text:soft-page-break/>"Rip-off" and "Tower" recursive approaches to see what data structures we need.</text:p>
      <text:p text:style-name="P14"/>
      <text:p text:style-name="P14"><text:span text:style-name="T6">Step 1.</text:span> <text:s/>The first step determines the pivotal rows and columns, such that each pivot is 1 and is the last non-zero entry in the column. <text:s/>This can produce the determinant, the rank, the row-select and the column select, but not the multiplier, cleaner or remnant. <text:s/>It must, however, make a note in some form or other, of what row transformations were performed.</text:p>
      <text:p text:style-name="P14"/>
      <text:p text:style-name="P14">The next two steps are independent of each other, so I will call them 2A and 2B.</text:p>
      <text:p text:style-name="P14"/>
      <text:p text:style-name="P14"><text:span text:style-name="T6">Step 2A.</text:span> <text:s/>The cleaner can now be produced by processing the notes from step 1. <text:s/></text:p>
      <text:p text:style-name="P14"/>
      <text:p text:style-name="P14"><text:span text:style-name="T6">Step 2B.</text:span> <text:s/>The back-cleaning process can be performed to produce the remnant. <text:s/>This adds further to the notes of the row transformations.</text:p>
      <text:p text:style-name="P14"/>
      <text:p text:style-name="P14"><text:span text:style-name="T6">Step 3.</text:span> <text:s/>Finally the notes can be processed to determine the multiplier.</text:p>
      <text:p text:style-name="P14"/>
      <text:p text:style-name="P20">Rip-Off Recursion Step 1 of [A B].</text:p>
      <text:p text:style-name="P16"/>
      <text:p text:style-name="P15">We must clearly do step 1 of block A. <text:s/>We then apply the row-select to block B, yielding BS (selected) and BN (non-selected). <text:s/>We now need to clean BN, so we are going to need to do step 2A on block A also, and then to clean BN with Cleaner(A).BS. <text:s/>This is then echelized also<text:span text:style-name="T7">. <text:s/>The global column-select is produced by concatenation, but we need to use PVC to intermingle the two row-selects to make the global one. <text:s/>The rank is now clear, and hopefully the determinant can be produced somehow. <text:s/>I will need to sort out exactly what the notebook looks like, and it feels like the riffle produced by PVC is going to play a role here, but at this stage it is hopefully sufficient to conclude that the operation looks possible.</text:span></text:p>
      <text:p text:style-name="P15"/>
      <text:p text:style-name="P19">Tower Recursion Step 1 of A on top of B.</text:p>
      <text:p text:style-name="P17"/>
      <text:p text:style-name="P17">Again we do step 1 of block A, but this time it is step 2B that we need to do to obtain the remnant. <text:s/>We can then do the column extract on block B, multiply and add the remnant into the non-selected columns and echelize that. <text:s/>We need to do a PVC on the column-selects, and the row-select is produced by concatenation. <text:s/>Again the rank and determinant should be available.</text:p>
      <text:p text:style-name="P17"/>
      <text:p text:style-name="P10">Section <text:span text:style-name="T8">3</text:span> – <text:span text:style-name="T8">Dfmt echelize.</text:span></text:p>
      <text:p text:style-name="P6"/>
      <text:p text:style-name="P18">It is expected that the HPMI will be used for all large dimensions, and in fact the largest size where Dfmt is actually best for multiplication is 26K - for GF(256). <text:s/>It is therefore clear that memory bandwidth considerations can be completely neglected for Dfmt echelize, since in most cases the operations are computationally bound even when the data comes from memory, and in fact these matrices are certain to fit into L2 cache, and usually L1 is sufficient.<text:span text:style-name="T9"> <text:s/>As a rough guide, I expect the crossover to be in the 100-200 dimensions area.</text:span></text:p>
      <text:p text:style-name="P25"/>
      <text:p text:style-name="P26"><text:soft-page-break/>The design of the Dfmt echelize needs to be holistic in its approach - the matrix, the transformation matrix, the determinant and the two bit-strings are all needed, and it is the total time to produce them all that matters. <text:s/>Let's take a look at some ways to proceed.</text:p>
      <text:p text:style-name="P26"/>
      <text:p text:style-name="P26">We are starting with a nor x noc input matrix, and we could set maxrank as the minimum of these two quantities and use a nor x maxrank area for the transformation matrix. <text:s/>We can initialize this to zero (memset) at the start. <text:s/>Now what?</text:p>
      <text:p text:style-name="P26"/>
      <text:p text:style-name="P26">One approach is to look at the first row and (provided it is non-zero) choose a pivot, probably as the first non-zero entry. <text:s/>We cannot tell, however, which column of the transformation matrix that will correspond to.</text:p>
      <text:p text:style-name="P26"/>
      <text:p text:style-name="P26">An alternative is to look down the first column to see if there is a non-zero entry there. <text:s/>In the well-conditioned case this wastes very little time (it will probably be in the first position) and in fact if some zero entries are found first, we can avoid cleaning them so this "wasted time" is anyway recovered if we are careful. <text:s/>The one case where this may be a problem is if the first few columns are all zero, but whatever happens we can make sure that we extract an entry from a position only once<text:span text:style-name="T10">. <text:s/>Hence we may reasonably assume that the DUnpak execution would not be that much great a proportion of the run time.</text:span></text:p>
      <text:p text:style-name="P26"/>
      <text:p text:style-name="P27">The advantage of that latter approach is that the trans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28T08:48:15.236325962</dc:date>
    <meta:editing-duration>P4DT10H45M50S</meta:editing-duration>
    <meta:editing-cycles>447</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34" meta:word-count="1046" meta:character-count="5893" meta:non-whitespace-character-count="4852"/>
  </office:meta>
</office:document-meta>
</file>